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Helvetica" svg:font-family="Helvetic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a0a0a" style:font-name="Arial" fo:font-size="11pt" fo:font-weight="normal" style:font-size-asian="11pt" style:font-weight-asian="normal" style:font-name-complex="Helvetica" style:font-size-complex="11pt" style:font-weight-complex="normal"/>
    </style:style>
    <style:style style:name="P2" style:family="paragraph" style:parent-style-name="Standard">
      <style:text-properties fo:color="#0a0a0a" style:font-name="Arial" fo:font-size="11pt" fo:font-weight="normal" style:font-size-asian="11pt" style:font-weight-asian="normal" style:font-name-complex="Helvetica" style:font-size-complex="11pt" style:font-weight-complex="normal"/>
    </style:style>
    <style:style style:name="P3" style:family="paragraph" style:parent-style-name="Standard">
      <style:text-properties fo:color="#0000ff" style:font-name="Arial" fo:font-size="11pt" fo:font-weight="normal" style:font-size-asian="11pt" style:font-weight-asian="normal" style:font-name-complex="Helvetica" style:font-size-complex="11pt" style:font-weight-complex="normal"/>
    </style:style>
    <style:style style:name="P4" style:family="paragraph" style:parent-style-name="Standard">
      <style:text-properties fo:color="#00cc00" style:font-name="Arial" fo:font-size="11pt" fo:font-weight="normal" style:font-size-asian="11pt" style:font-weight-asian="normal" style:font-name-complex="Helvetica" style:font-size-complex="11pt" style:font-weight-complex="normal"/>
    </style:style>
    <style:style style:name="P5" style:family="paragraph" style:parent-style-name="Standard">
      <style:text-properties fo:color="#ff3333" style:font-name="Arial" fo:font-size="11pt" fo:font-weight="normal" style:font-size-asian="11pt" style:font-weight-asian="normal" style:font-name-complex="Helvetica" style:font-size-complex="11pt" style:font-weight-complex="normal"/>
    </style:style>
    <style:style style:name="P6" style:family="paragraph" style:parent-style-name="Standard">
      <style:text-properties fo:color="#ffcc00" style:font-name="Arial" fo:font-size="11pt" fo:font-weight="normal" style:font-size-asian="11pt" style:font-weight-asian="normal" style:font-name-complex="Helvetica" style:font-size-complex="11pt" style:font-weight-complex="normal"/>
    </style:style>
    <style:style style:name="P7" style:family="paragraph" style:parent-style-name="Standard">
      <style:text-properties fo:color="#9900ff" style:font-name="Arial" fo:font-size="11pt" fo:font-weight="normal" style:font-size-asian="11pt" style:font-weight-asian="normal" style:font-name-complex="Helvetica" style:font-size-complex="11pt" style:font-weight-complex="normal"/>
    </style:style>
    <style:style style:name="P8" style:family="paragraph" style:parent-style-name="Standard">
      <style:text-properties fo:color="#7e0021" style:font-name="Arial" fo:font-size="11pt" fo:font-weight="normal" style:font-size-asian="11pt" style:font-weight-asian="normal" style:font-name-complex="Helvetica" style:font-size-complex="11pt" style:font-weight-complex="normal"/>
    </style:style>
    <style:style style:name="P9" style:family="paragraph" style:parent-style-name="Standard">
      <style:text-properties fo:color="#579d1c" style:font-name="Arial" fo:font-size="11pt" fo:font-weight="normal" style:font-size-asian="11pt" style:font-weight-asian="normal" style:font-name-complex="Helvetica" style:font-size-complex="11pt" style:font-weight-complex="normal"/>
    </style:style>
    <style:style style:name="P10" style:family="paragraph" style:parent-style-name="Standard">
      <style:text-properties fo:color="#83caff" style:font-name="Arial" fo:font-size="11pt" fo:font-weight="normal" style:font-size-asian="11pt" style:font-weight-asian="normal" style:font-name-complex="Helvetica" style:font-size-complex="11pt" style:font-weight-complex="normal"/>
    </style:style>
    <style:style style:name="P11" style:family="paragraph" style:parent-style-name="Standard">
      <style:text-properties style:use-window-font-color="true" style:font-name="Arial" fo:font-size="11pt" fo:font-weight="normal" style:font-size-asian="11pt" style:font-weight-asian="normal" style:font-name-complex="Helvetica" style:font-size-complex="11pt" style:font-weight-complex="normal"/>
    </style:style>
    <style:style style:name="P12" style:family="paragraph" style:parent-style-name="Standard" style:master-page-name="Standard">
      <style:paragraph-properties style:page-number="auto"/>
      <style:text-properties fo:color="#0000ff" style:font-name="Arial" fo:font-size="11pt" fo:font-weight="normal" style:font-size-asian="11pt" style:font-weight-asian="normal" style:font-name-complex="Helvetica" style:font-size-complex="11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he term Ripple is often used interchangeably for the digital currency (XRP), the open payment network that the currency is transferred, as well as the holding company.</text:p>
      <text:p text:style-name="P3">The fast money transfer network, Ripple, and its associated coin, XRP, have been enjoying steady acceptance and growth over the five years since their inception. Here’s why.</text:p>
      <text:p text:style-name="P3">When talking about Ripple (XRP), people often overlook the product that caused it to exist: the Ripple Network. Unfortunately, even though it’s been accepted by several banks as a legitimate money transfer system, the platform is a bit more complex to figure out than your regular cryptocurrency.</text:p>
      <text:p text:style-name="P3">Ripple is a privately held, cash flow positive company that aims to create and enable a global network of financial institutions and banks to use the Ripple software to lower the cost of international payments. Ripple was initially launched in 2012. The thing is, Ripple is already a revenue-producing company with over 100 financial institutions on its blockchain network</text:p>
      <text:p text:style-name="P3">The goal of Ripple is to be a global settlement network, a platform to allow anyone to transfer money in any currency to any currency in a matter of seconds. This is an ambitious goal meant to eliminate the use of older systems like Western Union or SWIFT.</text:p>
      <text:p text:style-name="P4">What is Ripple and XRP</text:p>
      <text:p text:style-name="P4">So lets start off with one confusing factors. So I must make a distinction between Ripple the transaction protocol (which is used between banks and other businesses) and the ripple issued currency, XRP. When you see Ripple making gains its actually the XRP, the currency that is issued by Ripple, that is gaining. And this is actually quite different from the network protocol or Ripple protocol. Both share the same name and I’m sure this has definitely confused a lot of investors.</text:p>
      <text:p text:style-name="P4">The Ripple Transaction Protocol is a real-time settlement system designed to be used by banks for currency exchange, remittance and gross settlement. The idea is to replace age old systems like SWIFT – <text:s/>which was developed in 1972 and used by most banks today. The Ripple protocol offers significant advantages in both speed of transfer and transfer tracking. Ripple uses distributed ledger technology, similar to Bitcoin. When compared with Bitcoin, it is faster and cheaper to send on the ripple network. However, there is one significant trade-off which is its lack of decentralization. The Ripple network is closed off and cannot be joined by any user – meaning there is a significant amount of centralization.</text:p>
      <text:p text:style-name="P4">(---Ripple Protocol</text:p>
      <text:p text:style-name="P4">So lets start off with the transaction network known as Ripple. So the Ripple protocol is based on technology that’s similar to blockchain but not completely the same. It doesn’t require any mining and its based on a consensus network instead of being consumer-facing which is what Bitcoin is. Basically, it’s for the everyday person.---)</text:p>
      <text:p text:style-name="P4">XRP</text:p>
      <text:p text:style-name="P4">The XRP ledger is an open-source product created by Ripple. It was created to solve a major point of friction in international payments which is the pre-funding of nostro/vostro accounts. XRP can be used by banks to source liquidity on demand in real time, and by payment providers to expand reach into new markets, provide faster payment settlements, and lower foreign exchange costs.</text:p>
      <text:p text:style-name="P4">The alternative Ripple proposes is the use of XRP as a common currency underlying all money transfers between different currencies (USD is currently the most common currency). <text:soft-page-break/>Not only are transaction fees much lower to convert from one currency to XRP and back, but transfers take a maximum of 4 seconds to execute and verify.</text:p>
      <text:p text:style-name="P4">XRP – Currency of the Ripple Network</text:p>
      <text:p text:style-name="P4">So now that I explained what is the Ripple transaction protocol, let’s move on to Ripple XRP. XRP is actually issued by Ripple Labs and is a form of cryptocurrency that can be traded and it’s not “mined”. So there is a finite number of ripples and that amount is actually issued by the company behind Ripple called Ripple Labs. Currently, it is freely tradable on numerous exchanges such as Poloniex.</text:p>
      <text:p text:style-name="P4"/>
      <text:p text:style-name="P4">XRP by itself has no underlying related assets or values eg. Its not tied to USD or gold. Rather, it can be used to act as an intermediate currency in institutions. It has one huge advantage in that transaction costs are very, very low (unlike Bitcoin, which is now reaching 1.5 usd in transaction fees).</text:p>
      <text:p text:style-name="P4">One point of common confusion is that the Ripple protocol is frequently confused with the currency XRP (also named Ripple) issued Ripple Labs. The XRP is an issued token that uses the Ripple network – it can be sent extremely quickly and with low fees. However, it should be noted that the XRP is not required for the network to work nor is it required for banks to use it if they choose to adopt Ripple.</text:p>
      <text:p text:style-name="P5">War against swift payments</text:p>
      <text:p text:style-name="P5">Ripple is essentially taking a stand against what they call “walled gardens” of financial networks consisting of banks, credit cards, and other institutions such as PayPal that restrict the flow of money with fees, currency exchange charges, and processing delays.</text:p>
      <text:p text:style-name="P5">(When you think about it, the state of the global payments industry is weirdly behind.</text:p>
      <text:p text:style-name="P5">We can stream and download entire artist discographies on our phone in the middle of a forest, yet sending a few digits of currency to your Grandma in Japan (if you don’t have a Grandma in Japan, use your imagination) requires fees and processing time.</text:p>
      <text:p text:style-name="P5">The technology for easy global payments already exists, but why is the global payments industry so far behind?</text:p>
      <text:p text:style-name="P5">Well, it wouldn’t be a stretch to assume that the financial institutions collectively making trillions of dollars over payment fees aren’t racing to innovate the traditional system that puts money in their pockets.</text:p>
      <text:p text:style-name="P5">However, instead of taking a “burn it to the ground” approach that many cryptocurrency ideologists have adopted, Ripple aims to work with the current financial world.)</text:p>
      <text:p text:style-name="P5"/>
      <text:p text:style-name="P5">Ripple is exclusively used by big institutions such as banks. The whole idea of Ripple is to allow banks to transfer any sort of asset, be it currency, USD, Euro, gold, or any other asset such as airmiles. You can transfer that between other institutions near instantaneously. This rivals systems such as swift. So if you ever bought Bitcoin with bank transfer you will know how painful that is. You have to contact your bank and send the transaction to a swift bank code account and this might take up to two to three days and theres a lot of transaction fees involved for both the sender and the receiver. Ripple is set to revolutionise this by providing near instantaneous, sub-second transactions for institutions such as banks. It’s already been adopted by quite a few big banks and</text:p>
      <text:p text:style-name="P1"><text:soft-page-break/></text:p>
      <text:p text:style-name="P6">How is Ripple different from bitcoin?</text:p>
      <text:p text:style-name="P6">Ripple payments are near instant as they are validated by Ripple nodes. Unlike Bitcoin, the Ripple currency is issued by Ripple Labs and not minted into blocks. To date, 38 Billion of the currency is circulating.</text:p>
      <text:p text:style-name="P6">The eventual supply of Ripple will far exceed Bitcoins total coins by orders of magnitude. This is reflected in its price when you compare the relative scarcity of the two coins, that is Ripple’s 100 Billion coins versus Bitcoin’s 21 Million. At the time of publication, the Ripple currency was only a fraction of that of Bitcoin sitting at just under USD $0.22 cents. Even so, Ripple commands 3rd position in the overall market cap.</text:p>
      <text:p text:style-name="P6">All 100 Billion XRP have been created. Of the 100 Billion, the founders of Ripple retained 20 Billion, with the remaining 80 Billion XRP allocated to Ripple Labs. Of these, only 38 Billion XRP have been released so far.</text:p>
      <text:p text:style-name="P11">Ripple is super fast compared to Bitcoin and is able to perform 1500 transactions per second, compared to Bitcoin’s 7 tx/sec, and it can finalize an international transaction in 3 seconds, compared to the average block confirmation time of 10-minutes for Bitcoin.</text:p>
      <text:p text:style-name="P11">Although Ripple shares some similar characteristics with Bitcoin, it is a vastly different project. As a cryptocurrency, it uses cryptography to secure transactions, but it doesn’t actually have a public blockchain.</text:p>
      <text:p text:style-name="P11">Instead, it has a network of nodes that validate transactions, but these are not necessarily anonymous P2P nodes, they are participating banks and financial institutions. Ripple’s coins, known simply as Ripple or XRP, were not mined into existence, they were simply issued.</text:p>
      <text:p text:style-name="P6">The Ripple coin and the Ripple Network have various advantages over bitcoin as they have been built with slightly different purposes in mind.</text:p>
      <text:p text:style-name="P6">Fast and cheap</text:p>
      <text:p text:style-name="P6">Ripple transaction processing only takes four seconds since it’s significantly less active compared to bitcoin. This has the added bonus of cheaper transaction fees, whereas the price for bitcoin transactions has been on the rise lately as more people adopt the platform.</text:p>
      <text:p text:style-name="P6">Mining-free</text:p>
      <text:p text:style-name="P6">All the 100 billion XRP that it’s possible to use on the platform already exist. While they’re not all on the market – a few are released into the market every month to avoid flooding – there is no use mining as there is nothing of value to be added, unlike in more traditional cryptocurrencies.</text:p>
      <text:p text:style-name="P6"/>
      <text:p text:style-name="P7">XRP IN ESCROW</text:p>
      <text:p text:style-name="P7">In May 2017, Ripple pledged to lock up 55 billion XRP in 55 different smart contracts, essentially putting billions of dollars in escrow. Each month, a contract then releases 1 billion XRP into the market.</text:p>
      <text:p text:style-name="P7">The primary motivator for this move was fear from investors that Ripple would suddenly reduce the price of the coin by releasing the billions of XRP that it’s holding into the market.</text:p>
      <text:p text:style-name="P7"><text:soft-page-break/>The move to lock up XRP will mimic the effect of mining as seen in other currencies like bitcoin and ensure that the currency will keep its price steadily growing</text:p>
      <text:p text:style-name="P8">The Ripple platform and coin being accepted by banks gives the process legitimacy and, at least from an investor’s standpoint, can be a little more reassuring. This is not the case with bitcoin and other currencies as they are seen as competition by the banks.</text:p>
      <text:p text:style-name="P8">Mixed Market Feelings</text:p>
      <text:p text:style-name="P8">Cryptocurrency enthusiasts have had mixed feelings about Ripple from the very start.</text:p>
      <text:p text:style-name="P8">Ripple has a very specific focus, and that is for it to be adopted by the banking system for cross-border, interstate and interbank payments and remittances. Ultimately, Ripple aims to be used in place of the interbank SWIFT network. Because of this, the price of Ripple is heavily influenced by any news that relates to bank adoption.</text:p>
      <text:p text:style-name="P9">What to watch out for</text:p>
      <text:p text:style-name="P9">As much as some people love Ripple and see it as the next generation of cryptocurrencies, there are also some who have concerns over privacy and centralization.</text:p>
      <text:p text:style-name="P9">Privacy concerns</text:p>
      <text:p text:style-name="P9">Cryptocurrency has always been considered the poster child of privacy and anonymity. Ripple’s decision to market their platform exclusively to banks has been a cause of concern for some users who worry about big brother keeping an eye on their transactions.</text:p>
      <text:p text:style-name="P9">Concerns about Ripple</text:p>
      <text:p text:style-name="P9">So moving on, XRP is currently only issued out at less than 40% of its total. The remaining amount (minus the 20% retained by the creators of Ripple) is held by Ripple Labs to distribute whenever and however they so wish. This is actually kind of interesting because unlike a lot of decentralized currencies, Ripple Labs plays a huge part in distributing XRP. Ripple Labs is actually a company and this is very different from Bitcoin, where Bitcoin is fully decentralized and doesn’t have a central controlling authority. Ripple Labs is registered in many countries and it could be sued and held under police custody. This is again very different from other technologies.</text:p>
      <text:p text:style-name="P9">So that’s a little information regarding the Ripple protocol and XRP. I’m sure this may be a little bit confusing for some people and since the technology and the currency share the same name it could be misunderstood. I hope this clarifies a little for you about what Ripple protocol is and what XRP is.</text:p>
      <text:p text:style-name="P9">Centralization</text:p>
      <text:p text:style-name="P9">Ripple’s platform is extremely centralized whereas most cryptocurrencies aim to be as decentralized as possible. The reason for this is that Ripple owns the vast majority of the coins available on the platform while currencies like bitcoin allow anyone to mine and acquire coins. The move to lock coins inside smart contracts was a step in the right direction to fix this issue, but every time the coins are released they first go to Ripple to do with them as it pleases.</text:p>
      <text:p text:style-name="P9"/>
      <text:p text:style-name="P10">Where Can You Buy and Store Ripple?</text:p>
      <text:p text:style-name="P10"><text:soft-page-break/>You can buy Ripple at many of the most popular cryptocurrency exchanges such as Bittrex, Kraken, Bitfinex, and Poloniex, as well as through any brokerage platforms such as Changelly, or the exchange and wallet provider Gatehub.</text:p>
      <text:p text:style-name="P10"/>
      <text:p text:style-name="P10">When I first bought Ripple, I used GateHub just because it was recommended to me and it worked out pretty well. I eventually moved to a more robust exchange. If you want to hold Ripple (XRP) for the long term, however, I recommend using a hardware wallet such as the Ledger Nano S or one that supports Ripple.</text:p>
      <text:p text:style-name="P10"/>
      <text:p text:style-name="P10">Hard wallets are generally much safer because they’re offline and have better security than exchange and other online wallets, but they aren’t ideal for someone trading frequently. Online wallets such as the ones hosted on Bittrex make it easier to trade, but since they are connected to the Internet there is a risk involved.</text:p>
      <text:p text:style-name="P10"/>
      <text:p text:style-name="P1">Final Thoughts</text:p>
      <text:p text:style-name="P1"/>
      <text:p text:style-name="P1">Ripple teljes jövője a bankok adaptációján múlik. A bankok nélkül a platform gyorsan feledés homályába veszne. De ha egyre több bank kezdi el használni, hatalmas szerepe lehet a világ körüli pénzmozgatásban. </text:p>
      <text:p text:style-name="P1">Mivel Ripple teljesen a banki szekcióra koncentrál, átlag ember nem igazán fogja tudni használni az XRP-t </text:p>
      <text:p text:style-name="P1"/>
      <text:p text:style-name="P1">The company behind Ripple plans, as a priority, to improve the lack of decentralization from which the platform is currently suffering. By adding more trusted validator nodes, the company plans to shake off the image that it’s just another central bank controlling the Ripple currency.</text:p>
      <text:p text:style-name="P1">With that said, the future of Ripple depends entirely on the adoption of the platform by banks and that’s where the focus of the people behind Ripple inevitably needs to be. </text:p>
      <text:p text:style-name="P1">Without banks the platform would likely die, and so will the investors attempting to push it forward. </text:p>
      <text:p text:style-name="P1">Ripple is one of the very few legitimate viable competitors to the old guard financial system and it could play a major role in how money moves around the planet.</text:p>
      <text:p text:style-name="P1">As far as any practical applications for use by the average person of an XRP token, there aren’t many. That could also a big contributing reason to why many people just aren’t excited about holding and owning Ripple (XRP). </text:p>
      <text:p text:style-name="P1"/>
      <text:p text:style-name="P1">transaction time picture wome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Helvetica" svg:font-family="Helvetic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hu" fo:country="HU"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hu" fo:country="HU"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Helvetica"/>
    </style:style>
    <style:style style:name="ListLabel_20_2" style:display-name="ListLabel 2" style:family="text">
      <style:text-properties style:font-name-complex="Courier New"/>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Helvetica"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li</meta:initial-creator>
    <meta:editing-cycles>38</meta:editing-cycles>
    <meta:creation-date>2017-12-29T10:16:00</meta:creation-date>
    <dc:date>2018-01-06T19:26:13.40</dc:date>
    <meta:editing-duration>PT15H33M37S</meta:editing-duration>
    <meta:generator>OpenOffice/4.1.4$Win32 OpenOffice.org_project/414m5$Build-9788</meta:generator>
    <meta:document-statistic meta:table-count="0" meta:image-count="0" meta:object-count="0" meta:page-count="5" meta:paragraph-count="67" meta:word-count="2427" meta:character-count="1439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